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24-02-0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23-02-13 0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22-09-1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22-02-0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21-03-03 0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20-09-09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20-01-27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19-09-11 0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19-04-24 0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19-02-0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18-09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18-05-08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18-01-2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17-09-20 0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17-05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17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16-09-2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16-05-0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16-01-05 1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15-09-11 0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15-05-1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15-01-0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14-09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14-05-21 0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14-03-30 0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14-01-13 0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13-01-1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1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1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09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08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07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06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05-02-0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0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0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0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0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200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199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199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1997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199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199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199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199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199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199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198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198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1987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1986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198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198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198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197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1978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4</text:p>
          </table:table-cell>
          <table:table-cell office:value-type="string" calcext:value-type="string">
            <text:p>MM9624</text:p>
          </table:table-cell>
          <table:table-cell office:value-type="string" calcext:value-type="string">
            <text:p>1976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